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1142c" officeooo:paragraph-rsid="0031142c"/>
    </style:style>
    <style:style style:name="P3" style:family="paragraph" style:parent-style-name="Text_20_body">
      <style:text-properties officeooo:rsid="0035cd2a" officeooo:paragraph-rsid="0035cd2a"/>
    </style:style>
    <style:style style:name="P4" style:family="paragraph" style:parent-style-name="Text_20_body">
      <style:text-properties officeooo:rsid="003369c4" officeooo:paragraph-rsid="003369c4"/>
    </style:style>
    <style:style style:name="P5" style:family="paragraph" style:parent-style-name="Text_20_body">
      <style:text-properties officeooo:rsid="003a2960" officeooo:paragraph-rsid="003a2960"/>
    </style:style>
    <style:style style:name="P6" style:family="paragraph" style:parent-style-name="Text_20_body">
      <style:text-properties officeooo:rsid="003ab037" officeooo:paragraph-rsid="003ab037"/>
    </style:style>
    <style:style style:name="P7" style:family="paragraph" style:parent-style-name="Standard">
      <style:text-properties fo:language="es" fo:country="ES" officeooo:rsid="0005860f" officeooo:paragraph-rsid="0005860f"/>
    </style:style>
    <style:style style:name="P8" style:family="paragraph" style:parent-style-name="Standard">
      <style:text-properties fo:language="es" fo:country="ES" officeooo:rsid="0005860f" officeooo:paragraph-rsid="00101bfe"/>
    </style:style>
    <style:style style:name="P9" style:family="paragraph" style:parent-style-name="Standard">
      <style:text-properties fo:language="es" fo:country="ES" officeooo:rsid="0005860f" officeooo:paragraph-rsid="000c099e"/>
    </style:style>
    <style:style style:name="P10" style:family="paragraph" style:parent-style-name="Standard">
      <style:text-properties fo:language="es" fo:country="ES" officeooo:paragraph-rsid="0005860f"/>
    </style:style>
    <style:style style:name="P11" style:family="paragraph" style:parent-style-name="Standard">
      <style:text-properties fo:language="es" fo:country="ES" officeooo:rsid="000d181d" officeooo:paragraph-rsid="000d181d"/>
    </style:style>
    <style:style style:name="P12" style:family="paragraph" style:parent-style-name="Standard">
      <style:text-properties fo:language="es" fo:country="ES" officeooo:rsid="0017bc6c" officeooo:paragraph-rsid="0017bc6c"/>
    </style:style>
    <style:style style:name="P13"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4"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5" style:family="paragraph" style:parent-style-name="Standard">
      <style:text-properties fo:language="es" fo:country="ES" fo:font-weight="bold" officeooo:rsid="0005860f" officeooo:paragraph-rsid="0005860f" style:font-weight-asian="bold" style:font-weight-complex="bold"/>
    </style:style>
    <style:style style:name="P16" style:family="paragraph" style:parent-style-name="Standard">
      <style:text-properties fo:language="es" fo:country="ES" officeooo:rsid="00282f98" officeooo:paragraph-rsid="00282f98"/>
    </style:style>
    <style:style style:name="P17" style:family="paragraph" style:parent-style-name="Standard">
      <style:text-properties officeooo:paragraph-rsid="0005860f"/>
    </style:style>
    <style:style style:name="P18" style:family="paragraph" style:parent-style-name="Title">
      <style:text-properties officeooo:paragraph-rsid="00116884"/>
    </style:style>
    <style:style style:name="P19" style:family="paragraph" style:parent-style-name="Title">
      <style:text-properties officeooo:rsid="00116884" officeooo:paragraph-rsid="00116884"/>
    </style:style>
    <style:style style:name="P20" style:family="paragraph" style:parent-style-name="Standard">
      <style:text-properties fo:language="es" fo:country="ES" officeooo:rsid="0017bc6c" officeooo:paragraph-rsid="000c099e"/>
    </style:style>
    <style:style style:name="P21" style:family="paragraph" style:parent-style-name="Heading_20_3">
      <style:text-properties officeooo:rsid="0035cd2a" officeooo:paragraph-rsid="0035cd2a"/>
    </style:style>
    <style:style style:name="P22" style:family="paragraph" style:parent-style-name="Heading_20_3">
      <style:text-properties officeooo:paragraph-rsid="003a2960"/>
    </style:style>
    <style:style style:name="P23" style:family="paragraph" style:parent-style-name="Heading_20_3">
      <style:text-properties officeooo:rsid="0031142c" officeooo:paragraph-rsid="0031142c"/>
    </style:style>
    <style:style style:name="P24" style:family="paragraph" style:parent-style-name="Heading_20_3">
      <style:text-properties officeooo:paragraph-rsid="00113383"/>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style:style style:name="T34" style:family="text">
      <style:text-properties officeooo:rsid="00319d48"/>
    </style:style>
    <style:style style:name="T35" style:family="text">
      <style:text-properties officeooo:rsid="003369c4"/>
    </style:style>
    <style:style style:name="T36" style:family="text">
      <style:text-properties officeooo:rsid="0034afc7"/>
    </style:style>
    <style:style style:name="T37" style:family="text">
      <style:text-properties officeooo:rsid="00375403"/>
    </style:style>
    <style:style style:name="T38" style:family="text">
      <style:text-properties officeooo:rsid="0037c946"/>
    </style:style>
    <style:style style:name="T39" style:family="text">
      <style:text-properties officeooo:rsid="00391f2b"/>
    </style:style>
    <style:style style:name="T40" style:family="text">
      <style:text-properties officeooo:rsid="003b7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OLO HUNT</text:p>
      <text:p text:style-name="P18">DOCUMENTACIÓN</text:p>
      <text:p text:style-name="P1"/>
      <text:h text:style-name="Heading_20_1" text:outline-level="1"><text:span text:style-name="T8">1) </text:span>CLASES</text:h>
      <text:h text:style-name="Heading_20_2" text:outline-level="2"><text:span text:style-name="T8">1.1) </text:span>NETWORKING</text:h>
      <text:h text:style-name="P21" text:outline-level="3">FishMultiplayer.cs</text:h>
      <text:p text:style-name="P3">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p text:style-name="P3"/>
      <text:h text:style-name="P22" text:outline-level="3">StocksMultiplayer.cs</text:h>
      <text:p text:style-name="P5">Cuando un oso se choca contra él, lo stunea (en local) y se destruye (en network).</text:p>
      <text:h text:style-name="Heading_20_3" text:outline-level="3">BearInputMultiplayer.cs</text:h>
      <text:p text:style-name="P6">Similar al offline excepto en:</text:p>
      <text:p text:style-name="P6">- Al atacarle a un pingüino llama a su RPC ToDie(Vector3, int) con la información de la posición en la que el jugador veía al pingüino y con su identificador online.</text:p>
      <text:h text:style-name="Heading_20_3" text:outline-level="3">PenguinInputMultiplayer.cs</text:h>
      <text:p text:style-name="P6">Similar al offline excepto en:</text:p>
      <text:p text:style-name="P6">- Método ToDie(object[]) es un RPC. Cuando lo llama un oso enemigo, recibe como parámetros la posición en la que el oponente tenía al propio jugador. Se comprueba que la distancia no sea muy grande, si no, se cancela la acción por lag. Si se considera válida, llama a matchInfo.SpectatorMode()</text:p>
      <text:h text:style-name="P23" text:outline-level="3">MatchInfo.cs</text:h>
      <text:p text:style-name="P2">Se le debe pasar de alguna manera la infrmación de nº de osos de la partida (int numberOfBears)</text:p>
      <text:p text:style-name="P4">Obtiene la lista de jugadores, la almacena y asigna quien es oso y quien es pingu (solo el master). Una vez estén todos asignados comienza la partida.</text:p>
      <text:p text:style-name="P3">Los pescados los instancia en las posiciones que se indiquen en FishPositions en el inspector.</text:p>
      <text:h text:style-name="P24" text:outline-level="3"><text:soft-page-break/>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7"><text:span text:style-name="T16">Métodos </text:span><text:span text:style-name="T17">públicos</text:span><text:span text:style-name="T7"> (callbacks relacionados mencionados en la descripción del método)</text:span>:</text:p>
      <text:p text:style-name="P7"/>
      <text:p text:style-name="P10"><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7"/>
      <text:p text:style-name="P7">- <text:span text:style-name="T12">Disconnect()</text:span><text:span text:style-name="T2">: desconecta el cliente de todo: partida, lobby y servidor de photon</text:span></text:p>
      <text:p text:style-name="P7"/>
      <text:p text:style-name="P7">- <text:span text:style-name="T12">SetNickName(string nickName)</text:span><text:span text:style-name="T2">: asigna el nombre de usuario al cliente.</text:span></text:p>
      <text:p text:style-name="P7"/>
      <text:p text:style-name="P7">-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7"/>
      <text:p text:style-name="P7">- <text:span text:style-name="T10">Leavelobby()</text:span><text:span text:style-name="T7">: abandona el lobby en el que se encuentra.</text:span></text:p>
      <text:p text:style-name="P7"/>
      <text:p text:style-name="P7">- <text:span text:style-name="T12">CreateRoom(string roomName, byte maxPlayers)</text:span><text:span text:style-name="T2">: crea una sala de juego con el nombre roomName y el nº de jugadores <text:s/>maxPlayers. Se une a ella automáticamente.</text:span></text:p>
      <text:p text:style-name="P7"/>
      <text:p text:style-name="P8">- <text:span text:style-name="T12">CreateRoom()</text:span><text:span text:style-name="T2">: </text:span><text:span text:style-name="T7">(TESTEO) </text:span><text:span text:style-name="T2">idem pero con valores por defecto (roomName = nickname + “Room”, maxPlayers = 10).</text:span></text:p>
      <text:p text:style-name="P8"/>
      <text:p text:style-name="P16">- <text:span text:style-name="T9">CreatePrivateRoom()</text:span>: crea una sala privada (no visible desde el lobby). Para conectarse solamente se debe introducir el nombre de la sala.</text:p>
      <text:p text:style-name="P8"/>
      <text:p text:style-name="P7">- <text:span text:style-name="T12">JoinRoom(string rooom)</text:span><text:span text:style-name="T2">: se une a la sala con el nombre pasado como parámetro</text:span></text:p>
      <text:p text:style-name="P7"/>
      <text:p text:style-name="P7">- <text:span text:style-name="T10">JoinRandomRoom()</text:span><text:span text:style-name="T7">: se une a una sala aleatoria disponible si puede</text:span></text:p>
      <text:p text:style-name="P7"/>
      <text:p text:style-name="P7"><text:span text:style-name="T9">- </text:span><text:span text:style-name="T15">LeaveRoom()</text:span><text:span text:style-name="T33">: desconecta al usuario de la sala y del lobby (no del servidor de Photon). </text:span><text:span text:style-name="T40">Llama al callback OnLeftRoom</text:span></text:p>
      <text:p text:style-name="P7"/>
      <text:p text:style-name="P7">- <text:span text:style-name="T10">PrintLobbyName()</text:span><text:span text:style-name="T7">: imprime el nombre del lobby (a través de logWriter)</text:span></text:p>
      <text:p text:style-name="P7"/>
      <text:p text:style-name="P17"><text:span text:style-name="T31">- </text:span><text:span text:style-name="T30">string GetRoomName()</text:span><text:span text:style-name="T32">: devuelve el nombre de la sala</text:span></text:p>
      <text:p text:style-name="P7"/>
      <text:p text:style-name="P7"><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7"/>
      <text:p text:style-name="P15">- <text:span text:style-name="T24">StartMatch(): </text:span><text:span text:style-name="T25">comienza la partida (cambia de escena el host ergo los guest tambien). </text:span><text:span text:style-name="T26">Sólo funciona si lo llama el MasterClient (host).</text:span></text:p>
      <text:p text:style-name="P7"/>
      <text:p text:style-name="P7">- <text:span text:style-name="T14">List&lt;string&gt; GetPlayersList()</text:span><text:span text:style-name="T29">: devuelve una lista de string con los nicknames de los jugadores</text:span></text:p>
      <text:p text:style-name="P7"/>
      <text:p text:style-name="P7">- <text:span text:style-name="T14">KickPlayer(string playerNickName)</text:span><text:span text:style-name="T29">: desconecta al usuario con el nombre similar al pasado como parámetro de la sala</text:span></text:p>
      <text:p text:style-name="P7"><text:soft-page-break/></text:p>
      <text:p text:style-name="P7"/>
      <text:p text:style-name="P7"/>
      <text:p text:style-name="P7"/>
      <text:p text:style-name="P13">Callbacks <text:span text:style-name="T21">(sólo incluídos los más complejos)</text:span></text:p>
      <text:p text:style-name="P14"/>
      <text:p text:style-name="P13"><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7"/>
      <text:h text:style-name="Heading_20_3" text:outline-level="3">ROOMS</text:h>
      <text:p text:style-name="P11">CustomRoomProperties:</text:p>
      <text:p text:style-name="P11">- Key = gameMode</text:p>
      <text:p text:style-name="P11">- Values = tipo de datos enum GameMode (enums.cs)</text:p>
      <text:p text:style-name="P7"/>
      <text:p text:style-name="P7"/>
      <text:h text:style-name="Heading_20_1" text:outline-level="1"><text:span text:style-name="T8">2) </text:span>MEJORAS:</text:h>
      <text:h text:style-name="Heading_20_2" text:outline-level="2">2.1) NETWORKING</text:h>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1-05T11:38:51.663000000</dc:date>
    <meta:editing-duration>PT6H33M20S</meta:editing-duration>
    <meta:editing-cycles>34</meta:editing-cycles>
    <meta:document-statistic meta:table-count="0" meta:image-count="0" meta:object-count="0" meta:page-count="3" meta:paragraph-count="46" meta:word-count="717" meta:character-count="4458" meta:non-whitespace-character-count="3786"/>
  </office:meta>
</office:document-meta>
</file>